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3caff" fo:min-height="0cm" fo:min-width="0cm" draw:shadow="visible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83caff" fo:min-height="0cm" fo:min-width="0cm" fo:padding-top="0.125cm" fo:padding-bottom="0.125cm" fo:padding-left="0.25cm" fo:padding-right="0.25cm" draw:shadow="visible"/>
    </style:style>
    <style:style style:name="gr3" style:family="graphic" style:parent-style-name="standard">
      <style:graphic-properties svg:stroke-color="#000000" draw:fill="solid" draw:fill-color="#83caff" draw:shadow="visible"/>
    </style:style>
    <style:style style:name="gr4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2.15cm" fo:min-width="6.3cm" draw:shadow="visible"/>
    </style:style>
    <style:style style:name="gr5" style:family="graphic" style:parent-style-name="standard">
      <style:graphic-properties svg:stroke-color="#000000" draw:fill="solid" draw:fill-color="#83caff" draw:textarea-vertical-align="middle" draw:shadow="visible"/>
    </style:style>
    <style:style style:name="gr6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2.75cm" fo:min-width="8.9cm" draw:shadow="visib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7.33cm" svg:height="1.517cm" svg:x="1.935cm" svg:y="4.441cm">
          <text:p text:style-name="P1">AssetLoader</text:p>
          <text:p text:style-name="P1"><text:span text:style-name="T1">Charge les textures et les s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7.678cm" svg:height="1.517cm" svg:x="10.343cm" svg:y="7.7cm">
          <text:p text:style-name="P1">GameWorld</text:p>
          <text:p text:style-name="P1"><text:span text:style-name="T1">Orchestre toute la logique de j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5.32cm" svg:height="1.436cm" svg:x="2.74cm" svg:y="12.982cm">
          <text:p text:style-name="P1">ScrollHandler</text:p>
          <text:p text:style-name="P1"><text:span text:style-name="T2">Gère les objets mouva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2.254cm" svg:height="1.36cm" svg:x="1.723cm" svg:y="18.17cm">
          <text:p text:style-name="P1">Bo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.103cm" svg:height="1.36cm" svg:x="8.799cm" svg:y="16.97cm">
          <text:p text:style-name="P1">Gras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2.206cm" svg:height="1.36cm" svg:x="5.347cm" svg:y="19.67cm">
          <text:p text:style-name="P1">Sk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layer="layout" svg:x1="5.4cm" svg:y1="14.418cm" svg:x2="2.85cm" svg:y2="18.17cm" draw:start-shape="id1" draw:start-glue-point="2" draw:end-shape="id2" draw:end-glue-point="4" svg:d="M5400 14418v1976h-2550v1776" svg:viewBox="0 0 2551 3753">
          <text:p/>
        </draw:connector>
        <draw:connector draw:style-name="gr3" draw:layer="layout" svg:x1="5.4cm" svg:y1="14.418cm" svg:x2="10.35cm" svg:y2="16.97cm" draw:start-shape="id1" draw:start-glue-point="2" draw:end-shape="id3" svg:d="M5400 14418v1376h4950v1176" svg:viewBox="0 0 4951 2553">
          <text:p/>
        </draw:connector>
        <draw:connector draw:style-name="gr3" draw:layer="layout" svg:x1="5.4cm" svg:y1="14.418cm" svg:x2="6.45cm" svg:y2="19.67cm" draw:start-shape="id1" draw:start-glue-point="2" draw:end-shape="id4" draw:end-glue-point="4" svg:d="M5400 14418v2726h1050v2526" svg:viewBox="0 0 1051 5253">
          <text:p/>
        </draw:connector>
        <draw:connector draw:style-name="gr3" draw:layer="layout" svg:x1="10.343cm" svg:y1="8.458cm" svg:x2="5.4cm" svg:y2="12.982cm" draw:start-shape="id5" draw:start-glue-point="3" draw:end-shape="id1" draw:end-glue-point="0" svg:d="M10343 8458h-4943v4524" svg:viewBox="0 0 4944 4525">
          <text:p/>
        </draw:connector>
        <draw:custom-shape draw:style-name="gr1" draw:text-style-name="P1" xml:id="id6" draw:id="id6" draw:layer="layout" svg:width="5.794cm" svg:height="1.517cm" svg:x="11.406cm" svg:y="12.6cm">
          <text:p text:style-name="P1">Runner</text:p>
          <text:p text:style-name="P1"><text:span text:style-name="T1">Le personnage princip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layer="layout" svg:x1="14.182cm" svg:y1="9.217cm" svg:x2="14.303cm" svg:y2="12.6cm" draw:start-shape="id5" draw:start-glue-point="2" draw:end-shape="id6" draw:end-glue-point="0" svg:d="M14182 9217v1791h121v1592" svg:viewBox="0 0 122 3384">
          <text:p/>
        </draw:connector>
        <draw:custom-shape draw:style-name="gr4" draw:text-style-name="P1" xml:id="id8" draw:id="id8" draw:layer="layout" svg:width="6.8cm" svg:height="2.4cm" svg:x="13.5cm" svg:y="2.9cm">
          <text:p text:style-name="P1">GameRenderer</text:p>
          <text:p text:style-name="P1"><text:span text:style-name="T1">Fait le rendu de to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265cm" svg:y1="5.199cm" svg:x2="13.5cm" svg:y2="4.1cm" draw:start-shape="id7" draw:start-glue-point="1" draw:end-shape="id8" draw:end-glue-point="3" svg:d="M9265 5199h2218v-1099h2017" svg:viewBox="0 0 4236 1100">
          <text:p/>
        </draw:connector>
        <draw:connector draw:style-name="gr5" draw:text-style-name="P1" draw:layer="layout" svg:x1="14.182cm" svg:y1="7.7cm" svg:x2="16.9cm" svg:y2="5.3cm" draw:start-shape="id5" draw:start-glue-point="0" draw:end-shape="id8" svg:d="M14182 7700v-1100h2718v-1300" svg:viewBox="0 0 2719 2401">
          <text:p/>
        </draw:connector>
        <draw:custom-shape draw:style-name="gr6" draw:text-style-name="P1" xml:id="id9" draw:id="id9" draw:layer="layout" svg:width="9.4cm" svg:height="3cm" svg:x="12.7cm" svg:y="17.9cm">
          <text:p text:style-name="P1">InputHandler</text:p>
          <text:p text:style-name="P1"><text:span text:style-name="T1">Gère les entrées de périphérique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4cm" svg:y1="17.9cm" svg:x2="18.021cm" svg:y2="8.458cm" draw:start-shape="id9" draw:start-glue-point="0" draw:end-shape="id5" draw:end-glue-point="1" svg:d="M17400 17900v-4242h1322v-5200h-701" svg:viewBox="0 0 1323 94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22:11:09.261812583</meta:creation-date>
    <dc:date>2014-12-18T22:29:10.263294974</dc:date>
    <meta:editing-duration>PT1M7S</meta:editing-duration>
    <meta:editing-cycles>1</meta:editing-cycles>
    <meta:document-statistic meta:object-count="17"/>
    <meta:generator>LibreOffice/4.3.4.1$Linux_X86_64 LibreOffice_project/430m0$Build-1</meta:generator>
  </office:meta>
</office:document-meta>
</file>